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indent="2cm" style:auto-text-indent="false"/>
      <style:text-properties officeooo:paragraph-rsid="001aa525"/>
    </style:style>
    <style:style style:name="P2" style:family="paragraph" style:parent-style-name="Standard">
      <style:paragraph-properties fo:margin-left="0cm" fo:margin-right="0cm" fo:text-indent="2cm" style:auto-text-indent="false"/>
      <style:text-properties officeooo:paragraph-rsid="001c17af"/>
    </style:style>
    <style:style style:name="P3" style:family="paragraph" style:parent-style-name="Standard">
      <style:paragraph-properties fo:margin-left="0cm" fo:margin-right="0cm" fo:text-indent="2cm" style:auto-text-indent="false"/>
      <style:text-properties officeooo:paragraph-rsid="001ef943"/>
    </style:style>
    <style:style style:name="P4" style:family="paragraph" style:parent-style-name="Standard">
      <style:paragraph-properties fo:margin-left="0cm" fo:margin-right="0cm" fo:text-indent="2cm" style:auto-text-indent="false"/>
      <style:text-properties officeooo:paragraph-rsid="002044ae"/>
    </style:style>
    <style:style style:name="P5" style:family="paragraph" style:parent-style-name="Standard">
      <style:paragraph-properties fo:margin-left="0cm" fo:margin-right="0cm" fo:text-indent="2cm" style:auto-text-indent="false"/>
      <style:text-properties officeooo:rsid="002044ae" officeooo:paragraph-rsid="002044ae"/>
    </style:style>
    <style:style style:name="P6" style:family="paragraph" style:parent-style-name="Standard">
      <style:paragraph-properties fo:margin-left="0cm" fo:margin-right="0cm" fo:text-indent="2cm" style:auto-text-indent="false"/>
      <style:text-properties officeooo:rsid="0021a985" officeooo:paragraph-rsid="0021a985"/>
    </style:style>
    <style:style style:name="P7" style:family="paragraph" style:parent-style-name="Standard">
      <style:paragraph-properties fo:margin-left="0cm" fo:margin-right="0cm" fo:text-indent="2cm" style:auto-text-indent="false"/>
      <style:text-properties officeooo:paragraph-rsid="0021a985"/>
    </style:style>
    <style:style style:name="P8" style:family="paragraph" style:parent-style-name="Standard">
      <style:paragraph-properties fo:margin-left="0cm" fo:margin-right="0cm" fo:text-indent="2cm" style:auto-text-indent="false"/>
      <style:text-properties officeooo:rsid="0025d476" officeooo:paragraph-rsid="0025d476"/>
    </style:style>
    <style:style style:name="P9" style:family="paragraph" style:parent-style-name="Standard">
      <style:paragraph-properties fo:margin-left="0cm" fo:margin-right="0cm" fo:text-indent="2cm" style:auto-text-indent="false"/>
      <style:text-properties officeooo:rsid="001ef943" officeooo:paragraph-rsid="001ef943"/>
    </style:style>
    <style:style style:name="P10" style:family="paragraph" style:parent-style-name="Standard">
      <style:paragraph-properties fo:margin-left="0cm" fo:margin-right="0cm" fo:text-indent="2cm" style:auto-text-indent="false"/>
      <style:text-properties officeooo:rsid="0028a24b" officeooo:paragraph-rsid="0028a24b"/>
    </style:style>
    <style:style style:name="P11" style:family="paragraph" style:parent-style-name="Standard">
      <style:paragraph-properties fo:margin-left="0cm" fo:margin-right="0cm" fo:text-indent="2cm" style:auto-text-indent="false" fo:break-before="page"/>
      <style:text-properties officeooo:rsid="0028a24b" officeooo:paragraph-rsid="0028a24b"/>
    </style:style>
    <style:style style:name="P12" style:family="paragraph" style:parent-style-name="Standard">
      <style:paragraph-properties fo:margin-left="0cm" fo:margin-right="0cm" fo:text-align="center" style:justify-single-word="false" fo:text-indent="2cm" style:auto-text-indent="false"/>
      <style:text-properties officeooo:rsid="0028a24b" officeooo:paragraph-rsid="0028a24b"/>
    </style:style>
    <style:style style:name="T1" style:family="text">
      <style:text-properties officeooo:rsid="001aa525"/>
    </style:style>
    <style:style style:name="T2" style:family="text">
      <style:text-properties officeooo:rsid="001c17af"/>
    </style:style>
    <style:style style:name="T3" style:family="text">
      <style:text-properties officeooo:rsid="001d5fd3"/>
    </style:style>
    <style:style style:name="T4" style:family="text">
      <style:text-properties officeooo:rsid="001ef943"/>
    </style:style>
    <style:style style:name="T5" style:family="text">
      <style:text-properties officeooo:rsid="002044ae"/>
    </style:style>
    <style:style style:name="T6" style:family="text">
      <style:text-properties officeooo:rsid="00209b11"/>
    </style:style>
    <style:style style:name="T7" style:family="text">
      <style:text-properties officeooo:rsid="0021a985"/>
    </style:style>
    <style:style style:name="T8" style:family="text">
      <style:text-properties officeooo:rsid="002510fe"/>
    </style:style>
    <style:style style:name="T9" style:family="text">
      <style:text-properties officeooo:rsid="0025415d"/>
    </style:style>
    <style:style style:name="T10" style:family="text">
      <style:text-properties officeooo:rsid="00254820"/>
    </style:style>
    <style:style style:name="T11" style:family="text">
      <style:text-properties officeooo:rsid="0025d476"/>
    </style:style>
    <style:style style:name="T12" style:family="text">
      <style:text-properties officeooo:rsid="002714df"/>
    </style:style>
    <style:style style:name="T13" style:family="text">
      <style:text-properties fo:font-style="italic" style:font-style-asian="italic" style:font-style-complex="italic"/>
    </style:style>
    <style:style style:name="T14" style:family="text">
      <style:text-properties officeooo:rsid="0030cf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hapter One</text:p>
      <text:p text:style-name="P12">In which houses are built</text:p>
      <text:p text:style-name="P1"/>
      <text:p text:style-name="P1"><text:span text:style-name="T2">Commissioner</text:span><text:span text:style-name="T1"> Thurl scratched his beak with his forefoot. Sub-architect Delona was standing, beaming, before him. Her vast creation curved above them both, dwarfing the sugar </text:span><text:span text:style-name="T2">church</text:span><text:span text:style-name="T1"> and even the low hill it was set on.</text:span></text:p>
      <text:p text:style-name="P1">‘<text:span text:style-name="T1">So,’ said Thurl, gently: his species was courteous to a fault at this stage in their life-cycle. ‘What, exactly, is it?’</text:span></text:p>
      <text:p text:style-name="P1">‘<text:span text:style-name="T2">I’m so glad you asked!’ replied Delona, so excited that she could barely hold her claws still. ‘It’s for the human ambassador! It’s their home. I’ve done a lot of research! Look, the lift goes up the primary strut there; observation windows there, there and another round there that you can’t see; waste disposal is…’</text:span></text:p>
      <text:p text:style-name="P1">‘<text:span text:style-name="T2">I understand its function,’ said Thurl. ‘However, its form is… something of a surprise.’</text:span></text:p>
      <text:p text:style-name="P2"><text:span text:style-name="T2">As he spoke, another flock of drones peeled away from the huge curve that surrounded the building, and Delona absent-mindedly clicked into the control collar, directing them to </text:span><text:span text:style-name="T4">their next job</text:span><text:span text:style-name="T2">.</text:span></text:p>
      <text:p text:style-name="P2">‘<text:span text:style-name="T2">I was as surprised as you!’ she replied. ‘We had to guess a lot. The scale was hard, but once we learnt about their anatomy, </text:span><text:span text:style-name="T3">this is the only size that makes sense. And then it all sort of clicked into place. They are descended from tree dwellers, did you know that? We think that’s why it all looks like wood. Probably why everything is so high.’</text:span></text:p>
      <text:p text:style-name="P2">‘<text:span text:style-name="T3">I did not </text:span><text:span text:style-name="T4">know that, no</text:span><text:span text:style-name="T3">,’ said Thurl, thoughtfully. ‘</text:span><text:span text:style-name="T4">It makes sense. But i</text:span><text:span text:style-name="T3">t scares the juice out of me, frankly. Well, Ambassador Lawal will be here within the </text:span><text:span text:style-name="T4">week. Will it be ready?’</text:span></text:p>
      <text:p text:style-name="P9">‘Of course, Commissioner,’ said Delona, snapping into attention. She bustled away, clicking into the control collar.</text:p>
      <text:p text:style-name="P3"/>
      <text:p text:style-name="P3">* * *</text:p>
      <text:p text:style-name="P3"/>
      <text:p text:style-name="P4"><text:span text:style-name="T4">Delona was as good as her word</text:span><text:span text:style-name="T5">.</text:span></text:p>
      <text:p text:style-name="P4">‘<text:span text:style-name="T5">How was your trip, Ambassador?’ asked Thurl. The translator collar shrieked the strange human language as he spoke.</text:span></text:p>
      <text:p text:style-name="P5">The Ambassador smiled at him. He knew that because the terrifying toothy expression she made was interpreted by a chip in his ear. ‘Smile,’ it said. Without that knowledge, he would probably have run away.</text:p>
      <text:p text:style-name="P4">‘<text:span text:style-name="T5">Thank you for asking, Commissioner. I don’t think I will ever get used to space travel,’ she said. ‘But, I am glad to be here. Where am I?’</text:span></text:p>
      <text:p text:style-name="P5">Thurl gestured at the vast edifice. ‘We thought you would want a period of time to rest before your formal duties begin. We understand that the drugs you have taken to acclimatise to our world are hard on your anatomy.’</text:p>
      <text:p text:style-name="P5">She smiled again, but more weakly this time. ‘You are right about that. <text:span text:style-name="T6">I appreciate it.’ She looked up, taking it all in for the first time. When she saw the huge building, another expression note cheeped into Thurl’s ear. ‘Awe.’</text:span></text:p>
      <text:p text:style-name="P6">For the first time, <text:span text:style-name="T8">Thurl started to feel confident in Delona’s mad creation.</text:span></text:p>
      <text:p text:style-name="P6">‘<text:span text:style-name="T9">That’s y</text:span><text:span text:style-name="T8">our home,’ he said, proudly.</text:span></text:p>
      <text:p text:style-name="P7"><text:span text:style-name="T7">‘</text:span><text:span text:style-name="T10">It’s incredible!’ replied the ambassador. ‘Is it </text:span><text:span text:style-name="T11">a </text:span><text:span text:style-name="T10">local architecture style?’</text:span></text:p>
      <text:p text:style-name="P6">‘<text:span text:style-name="T11">No,’ said Thurl, uncertainly. ‘Delona said…’</text:span></text:p>
      <text:p text:style-name="P8">‘Oh,’ said Lawal, smiling. ‘I think there has been a mix up. When I said “that would be in my wheelhouse”, I meant <text:span text:style-name="T12">something rather different...</text:span>’</text:p>
      <text:p text:style-name="P11"/>
      <text:p text:style-name="P10"/>
      <text:p text:style-name="P10"/>
      <text:p text:style-name="P10"/>
      <text:p text:style-name="P10"/>
      <text:p text:style-name="P10"/>
      <text:p text:style-name="P12">Chapter Two</text:p>
      <text:p text:style-name="P12">In which mistakes were made</text:p>
      <text:p text:style-name="P10"/>
      <text:p text:style-name="P10">Lawal put her bags down on the table. It was, to be certain, a <text:span text:style-name="T13">very </text:span>strange house. <text:span text:style-name="T14">She could see across the fields, to where the little aliens were toiling in the sugar field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6T15:39:05.335354131</meta:creation-date>
    <dc:date>2023-05-19T21:52:35.905034086</dc:date>
    <meta:editing-duration>PT12H43M10S</meta:editing-duration>
    <meta:editing-cycles>19</meta:editing-cycles>
    <meta:generator>LibreOffice/7.3.7.2$Linux_X86_64 LibreOffice_project/30$Build-2</meta:generator>
    <meta:document-statistic meta:table-count="0" meta:image-count="0" meta:object-count="0" meta:page-count="2" meta:paragraph-count="25" meta:word-count="555" meta:character-count="3164" meta:non-whitespace-character-count="2634"/>
  </office:meta>
</office:document-meta>
</file>